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984CD199E6D1E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64cm, 14.467cm, 1.139cm, 4.10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071cm" svg:y="0.686cm" svg:width="17.066cm" svg:height="15.362cm" draw:z-index="0"><draw:image xlink:href="Pictures/100000000000055600000300D984CD199E6D1E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8:15:48.854000000</meta:creation-date>
    <dc:date>2018-05-03T08:17:35.877000000</dc:date>
    <meta:editing-duration>PT1M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6.1$Windows_X86_64 LibreOffice_project/686f202eff87ef707079aeb7f485847613344eb7</meta:generator>
  </office:meta>
</office:document-meta>
</file>